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B00000057DAFA8F27302B872E.png" manifest:media-type="image/png"/>
  <manifest:file-entry manifest:full-path="Pictures/100034910000257C0000090A2ED27D8061B63E7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Roboto Condensed" svg:font-family="'Roboto Condensed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ff6600" draw:textarea-horizontal-align="justify" draw:textarea-vertical-align="middle" draw:auto-grow-height="false" fo:min-height="1.92cm" fo:min-width="1.0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72cm" fo:min-width="0.97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cm" svg:stroke-color="#000000" draw:marker-start-width="0.295cm" draw:marker-end-width="0.295cm" draw:fill-color="#00cc00" draw:textarea-horizontal-align="justify" draw:textarea-vertical-align="middle" draw:auto-grow-height="false" fo:min-height="0.246cm" fo:min-width="0cm" fo:padding-top="0.14cm" fo:padding-bottom="0.14cm" fo:padding-left="0.265cm" fo:padding-right="0.26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6pt" style:font-size-asian="8pt" style:font-size-complex="8pt"/>
    </style:style>
    <style:style style:name="P4" style:family="paragraph">
      <style:text-properties fo:color="#3333ff" fo:font-size="6pt" style:font-size-asian="6pt" style:font-size-complex="6pt"/>
    </style:style>
    <style:style style:name="P5" style:family="paragraph">
      <loext:graphic-properties draw:fill="none" draw:fill-color="#ffffff"/>
      <style:text-properties fo:color="#3333ff" style:font-name="Courier1"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8pt" style:font-size-complex="8pt"/>
    </style:style>
    <style:style style:name="T2" style:family="text">
      <style:text-properties fo:color="#3333ff" style:font-name="Arial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.6cm" svg:height="2.2cm" svg:x="3.69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cm" svg:x="3.69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2.2cm" svg:x="2.09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cm" svg:x="2.19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1cm" svg:height="0.489cm" svg:x="2.08cm" svg:y="0.5cm">
          <draw:text-box>
            <text:p><text:span text:style-name="T1">www.example</text:span></text:p>
          </draw:text-box>
        </draw:frame>
        <draw:frame draw:style-name="gr4" draw:text-style-name="P5" draw:layer="layout" svg:width="1.852cm" svg:height="0.965cm" svg:x="1.99cm" svg:y="0.8cm">
          <draw:text-box>
            <text:p text:style-name="P4"><text:span text:style-name="T2">CAA </text:span></text:p>
            <text:p text:style-name="P4"><text:span text:style-name="T2">Let‘s </text:span><text:span text:style-name="T2">Encrypt</text:span></text:p>
            <text:p text:style-name="P4"><text:span text:style-name="T2">only</text:span></text:p>
          </draw:text-box>
        </draw:frame>
        <draw:frame draw:style-name="gr5" draw:text-style-name="P6" draw:layer="layout" svg:width="1.59cm" svg:height="0.383cm" svg:x="0.1cm" svg:y="1.617cm">
          <draw:image xlink:href="Pictures/100034910000257C0000090A2ED27D8061B63E7F.svg" xlink:type="simple" xlink:show="embed" xlink:actuate="onLoad">
            <text:p/>
          </draw:image>
          <draw:image xlink:href="Pictures/100002010000016B00000057DAFA8F27302B872E.png" xlink:type="simple" xlink:show="embed" xlink:actuate="onLoad"/>
          <svg:title>Layer 1</svg:title>
        </draw:frame>
        <draw:custom-shape draw:style-name="gr6" draw:text-style-name="P7" draw:layer="layout" svg:width="0.7cm" svg:height="0.7cm" svg:x="0.5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cm" svg:height="0.1cm" svg:x="1.09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9" draw:layer="layout" svg:width="0.312cm" svg:height="0.044cm" draw:transform="rotate (-0.463733982254893) translate (0.910015549125346cm 1.45997754429691cm)" svg:viewBox="0 0 313 45" svg:d="M0 45c224 0 313-45 313-4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Roboto Condensed" svg:font-family="'Roboto Condensed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4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08T17:10:46.102605395</dc:date>
    <meta:editing-duration>PT5H26M33S</meta:editing-duration>
    <meta:editing-cycles>22</meta:editing-cycles>
    <meta:generator>LibreOffice/5.1.6.2$Linux_X86_64 LibreOffice_project/10m0$Build-2</meta:generator>
    <meta:document-statistic meta:object-count="10"/>
  </office:meta>
</office:document-meta>
</file>